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loext:contextual-spacing="false"/>
    </style:style>
    <style:style style:name="P3" style:family="paragraph" style:parent-style-name="Text_20_body" style:list-style-name="L1">
      <style:paragraph-properties fo:margin-top="0cm" fo:margin-bottom="0cm" loext:contextual-spacing="false"/>
      <style:text-properties officeooo:paragraph-rsid="0014df31"/>
    </style:style>
    <style:style style:name="P4" style:family="paragraph" style:parent-style-name="Standard">
      <style:text-properties officeooo:rsid="0014df31" officeooo:paragraph-rsid="0014df31"/>
    </style:style>
    <style:style style:name="T1" style:family="text">
      <style:text-properties officeooo:rsid="0014df31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35126535184999067" text:style-name="L1">
        <text:list-item>
          <text:p text:style-name="P2">I always wanted to be somebody, but now I realize I should have been more specific. – Lily Tomlin </text:p>
        </text:list-item>
        <text:list-item>
          <text:p text:style-name="P2">I find television very educational. Every time someone turns it on, I go in the other room and read a book. – Groucho Marx </text:p>
        </text:list-item>
        <text:list-item>
          <text:p text:style-name="P2">All you need in this life is ignorance and confidence, and then success is sure. – Mark Twain </text:p>
        </text:list-item>
        <text:list-item>
          <text:p text:style-name="P2">But better to get hurt by the truth than comforted with a lie. ― Khaled Hosseini </text:p>
        </text:list-item>
        <text:list-item>
          <text:p text:style-name="P2">The one you love and the one who loves you are never ever the same person. ― Chuck Palahniuk Invisible Monsters </text:p>
        </text:list-item>
        <text:list-item>
          <text:p text:style-name="P2">I speak to everyone in the same way whether he is the garbage man or the president of the university. ― Albert Einstein </text:p>
        </text:list-item>
        <text:list-item>
          <text:p text:style-name="P2">If you don’t know where you’re going any road’ll take you there ― George Harrison </text:p>
        </text:list-item>
        <text:list-item>
          <text:p text:style-name="P2">All God does is watch us and kill us when we get boring. We must never ever be boring. ― Chuck Palahniuk Invisible Monsters </text:p>
        </text:list-item>
        <text:list-item>
          <text:p text:style-name="P2">Get busy living or get busy dying. ― Stephen King Different Seasons </text:p>
        </text:list-item>
        <text:list-item>
          <text:p text:style-name="P2">All the world is made of faith and trust and pixie dust. ― J.M. Barrie Peter Pan </text:p>
        </text:list-item>
        <text:list-item>
          <text:p text:style-name="P2">May you live every day of your life. ― Jonathan Swift </text:p>
        </text:list-item>
        <text:list-item>
          <text:p text:style-name="P2">We have to dare to be ourselves however frightening or strange that self may prove to be. ― May Sarton </text:p>
        </text:list-item>
        <text:list-item>
          <text:p text:style-name="P2">Anyone who lives within their means suffers from a lack of imagination. ― Oscar Wilde </text:p>
        </text:list-item>
        <text:list-item>
          <text:p text:style-name="P2">How wonderful it is that nobody need wait a single moment before starting to improve the world. ― Anne Frank Anne Frank’s Tales from the Secret Annex </text:p>
        </text:list-item>
        <text:list-item>
          <text:p text:style-name="P2">This life’s hard but it’s harder if you’re stupid. ― George V. Higgins The Friends of Eddie Coyle </text:p>
        </text:list-item>
        <text:list-item>
          <text:p text:style-name="P2">We’re all human aren’t we? Every human life is worth the same and worth saving. ― J.K. Rowling Harry Potter and the Deathly Hallows </text:p>
        </text:list-item>
        <text:list-item>
          <text:p text:style-name="P2">The saddest aspect of life right now is that science gathers knowledge faster than society gathers wisdom. ― Isaac Asimov </text:p>
        </text:list-item>
        <text:list-item>
          <text:p text:style-name="P2">Sometimes I can hear my bones straining under the weight of all the lives I’m not living. ― Jonathan Safran Foer Extremely Loud and Incredibly Close </text:p>
        </text:list-item>
        <text:list-item>
          <text:p text:style-name="P2">Death ends a life not a relationship. ― Mitch Albom Tuesdays with Morrie </text:p>
        </text:list-item>
        <text:list-item>
          <text:p text:style-name="P2">Do not read as children do to amuse yourself or like the ambitious for the purpose of instruction. No read in order to live. ― Gustave Flaubert </text:p>
        </text:list-item>
        <text:list-item>
          <text:p text:style-name="P2">Every man has his secret sorrows which the world knows not; and often times we call a man cold when he is only sad. ― Henry Wadsworth Longfellow </text:p>
        </text:list-item>
        <text:list-item>
          <text:p text:style-name="P2">You cannot find peace by avoiding life. ― Virginia Woolf </text:p>
        </text:list-item>
        <text:list-item>
          <text:p text:style-name="P2">Never doubt that a small group of thoughtful committed citizens can change the world. Indeed it is the only thing that ever has. ― Margaret Mead </text:p>
        </text:list-item>
        <text:list-item>
          <text:p text:style-name="P2">Where there is love there is life. ― Mahatma Gandhi </text:p>
        </text:list-item>
        <text:list-item>
          <text:p text:style-name="P2">Some people have lives; some people have music. ― John Green Will Grayson Will Grayson </text:p>
        </text:list-item>
        <text:list-item>
          <text:p text:style-name="P2">I go to seek a Great Perhaps. ― François Rabelais </text:p>
        </text:list-item>
        <text:list-item>
          <text:p text:style-name="P2">That it will never come again is what makes life so sweet. ― Emily Dickinson </text:p>
        </text:list-item>
        <text:list-item>
          <text:p text:style-name="P2">You realize that our mistrust of the future makes it hard to give up the past. ― Chuck Palahniuk Survivor </text:p>
        </text:list-item>
        <text:list-item>
          <text:p text:style-name="P2"><text:soft-page-break/>Life is to be enjoyed not endured ― Gordon B. Hinckley </text:p>
        </text:list-item>
        <text:list-item>
          <text:p text:style-name="P2">People aren’t born good or bad. Maybe they’re born with tendencies either way but its the way you live your life that matters. ― Cassandra Clare City of Glass </text:p>
        </text:list-item>
        <text:list-item>
          <text:p text:style-name="P2">Unbeing dead isn’t being alive. ― E.E. Cummings </text:p>
        </text:list-item>
        <text:list-item>
          <text:p text:style-name="P2">The more I see the less I know for sure. ― John Lennon </text:p>
        </text:list-item>
        <text:list-item>
          <text:p text:style-name="P3">Life is for the living. Death is for the dead. Let life be like music. And death a note unsaid. ― Langston Hu<text:span text:style-name="T1">http://www.guyandtheblog.com/2016/08/19/50-random-quotes-about-life/</text:span>ghes The Collected Poems </text:p>
        </text:list-item>
        <text:list-item>
          <text:p text:style-name="P2">If you love somebody let them go for if they return they were always yours. If they don’t they never were. ― Kahlil Gibran </text:p>
        </text:list-item>
        <text:list-item>
          <text:p text:style-name="P2">The things you do for yourself are gone when you are gone but the things you do for others remain as your legacy. ― Kalu Ndukwe Kalu </text:p>
        </text:list-item>
        <text:list-item>
          <text:p text:style-name="P2">The most wasted of all days is one without laughter. ― Nicolas Chamfort </text:p>
        </text:list-item>
        <text:list-item>
          <text:p text:style-name="P2">Biology gives you a brain. Life turns it into a mind. ― Jeffrey Eugenides Middlesex </text:p>
        </text:list-item>
        <text:list-item>
          <text:p text:style-name="P2">Maybe everyone can live beyond what they’re capable of. ― Markus Zusak I Am the Messenger </text:p>
        </text:list-item>
        <text:list-item>
          <text:p text:style-name="P2">Life is not a matter of holding good cards but of playing a poor hand well. ― Robert Louis Stevenson </text:p>
        </text:list-item>
        <text:list-item>
          <text:p text:style-name="P2">A good traveler has no fixed plans and is not intent on arriving. ― Lao Tzu </text:p>
        </text:list-item>
        <text:list-item>
          <text:p text:style-name="P2">I find out a lot about myself by sleeping. Dreams they are who I am when I’m too tired to be me. ― Jarod Kintz This Book is Not FOR SALE </text:p>
        </text:list-item>
        <text:list-item>
          <text:p text:style-name="P2">Was it hard? I ask. Letting go? Not as hard as holding on to something that wasn’t real. ― Lisa Schroeder </text:p>
        </text:list-item>
        <text:list-item>
          <text:p text:style-name="P2">To say goodbye is to die a little. ― Raymond Chandler The Long Goodbye </text:p>
        </text:list-item>
        <text:list-item>
          <text:p text:style-name="P2">The past has no power over the present moment. ― Eckhart Tolle </text:p>
        </text:list-item>
        <text:list-item>
          <text:p text:style-name="P2">I’m sure the universe is full of intelligent life. It’s just been too intelligent to come here. ― Arthur C. Clarke </text:p>
        </text:list-item>
        <text:list-item>
          <text:p text:style-name="P2">One of the advantages of being disorganized is that one is always having surprising discoveries. ― A.A. Milne </text:p>
        </text:list-item>
        <text:list-item>
          <text:p text:style-name="P2">No matter how much suffering you went through you never wanted to let go of those memories. ― Haruki Murakami </text:p>
        </text:list-item>
        <text:list-item>
          <text:p text:style-name="P2">I like flaws. I think they make things interesting. ― Sarah Dessen The Truth About Forever </text:p>
        </text:list-item>
        <text:list-item>
          <text:p text:style-name="P1">The more you know who you are and what you want the less you let things upset you. ― Stephanie Perkins Anna and the French Kiss </text:p>
        </text:list-item>
      </text:list>
      <text:p text:style-name="Standard"/>
      <text:p text:style-name="P4">Taken from <text:a xlink:type="simple" xlink:href="http://www.guyandtheblog.com/2016/08/19/50-random-quotes-about-life/" text:style-name="Internet_20_link" text:visited-style-name="Visited_20_Internet_20_Link">http://www.guyandtheblog.com/2016/08/19/50-random-quotes-about-life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4:38:42.725573098</meta:creation-date>
    <dc:date>2017-11-07T14:44:34.955653293</dc:date>
    <meta:editing-duration>PT5M52S</meta:editing-duration>
    <meta:editing-cycles>1</meta:editing-cycles>
    <meta:document-statistic meta:table-count="0" meta:image-count="0" meta:object-count="0" meta:page-count="2" meta:paragraph-count="50" meta:word-count="970" meta:character-count="5159" meta:non-whitespace-character-count="4236"/>
    <meta:generator>LibreOffice/5.1.6.2$Linux_X86_64 LibreOffice_project/10m0$Build-2</meta:generator>
  </office:meta>
</office:document-meta>
</file>